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7.71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2.79pt"/>
    </style:style>
    <style:style style:name="co4" style:family="table-column">
      <style:table-column-properties fo:break-before="auto" style:column-width="297.5pt"/>
    </style:style>
    <style:style style:name="co5" style:family="table-column">
      <style:table-column-properties fo:break-before="auto" style:column-width="2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000"/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ToF_illumination_b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C10 C1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Tantalum!!!</text:p>
          </table:table-cell>
          <table:table-cell/>
        </table:table-row>
        <table:table-row table:style-name="ro1">
          <table:table-cell table:style-name="ce2" office:value-type="string" calcext:value-type="string">
            <text:p>C11 C2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12 C3 C5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4 C6 C7 C8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9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style-name="ce2"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D12 D11 D10 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uClamp1201H</text:p>
          </table:table-cell>
          <table:table-cell office:value-type="string" calcext:value-type="string">
            <text:p>Diodes_SMD:D_SOD-523</text:p>
          </table:table-cell>
          <table:table-cell office:value-type="string" calcext:value-type="string">
            <text:p><text:a xlink:href="https://eu.mouser.com/ProductDetail/Semtech/UCLAMP1201HTCT?qs=%2Fha2pyFadujXaIpeORdVdco6Ta0CxiAKZ4oveaQOJWwoJozp1aMliA%3D%3D" xlink:type="simple">https://eu.mouser.com/ProductDetail/Semtech/UCLAMP1201HTCT?qs=%2Fha2pyFadujXaIpeORdVdco6Ta0CxiAKZ4oveaQOJWwoJozp1aMliA%3D%3D</text:a></text:p>
          </table:table-cell>
          <table:table-cell office:value-type="string" calcext:value-type="string">
            <text:p>UCLAMP1201H.TCT </text:p>
          </table:table-cell>
        </table:table-row>
        <table:table-row table:style-name="ro2">
          <table:table-cell office:value-type="string" calcext:value-type="string">
            <text:p>D8 D7 D9 D5 D4 D6 D2 D1 D3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ED</text:p>
          </table:table-cell>
          <table:table-cell office:value-type="string" calcext:value-type="string">
            <text:p>myFootprints:LuxeonIR2720_singlePad</text:p>
          </table:table-cell>
          <table:table-cell office:value-type="string" calcext:value-type="string">
            <text:p><text:a xlink:href="https://eu.mouser.com/ProductDetail/Lumileds/L1IG-0850000000000?qs=sGAEpiMZZMtjb30GAx%2FDT6JcgileSA1ZBH9Br2ZtWXMA3YnRDf4E1g%3D%3D" xlink:type="simple">https://eu.mouser.com/ProductDetail/Lumileds/L1IG-0850000000000?qs=sGAEpiMZZMtjb30GAx%2FDT6JcgileSA1ZBH9Br2ZtWXMA3YnRDf4E1g%3D%3D</text:a></text:p>
          </table:table-cell>
          <table:table-cell office:value-type="string" calcext:value-type="string">
            <text:p>L1IG-0850000000000 </text:p>
          </table:table-cell>
        </table:table-row>
        <table:table-row table:style-name="ro1">
          <table:table-cell table:style-name="ce3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rew_Terminal_01x02</text:p>
          </table:table-cell>
          <table:table-cell table:style-name="ce3"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10</text:p>
          </table:table-cell>
          <table:table-cell table:style-name="ce3"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4 J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P1 JP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lderJumper_2_Open</text:p>
          </table:table-cell>
          <table:table-cell table:style-name="ce3" office:value-type="string" calcext:value-type="string">
            <text:p>Connectors:GS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</text:p>
          </table:table-cell>
          <table:table-cell table:style-name="ce3" office:value-type="string" calcext:value-type="string">
            <text:p>Mounting_Holes:MountingHole_3.2mm_M3_ISO73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R2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R3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.32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N74AUP1T34DCK</text:p>
          </table:table-cell>
          <table:table-cell office:value-type="string" calcext:value-type="string">
            <text:p>TO_SOT_Packages_SMD:SOT-353_SC-70-5</text:p>
          </table:table-cell>
          <table:table-cell office:value-type="string" calcext:value-type="string">
            <text:p>http://www.ti.com/lit/ds/symlink/sn74aup1t34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CP1541-T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1.microchip.com/downloads/en/devicedoc/21653b.pdf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C-HGP</text:p>
          </table:table-cell>
          <table:table-cell office:value-type="string" calcext:value-type="string">
            <text:p>myFootprints:QFN_32_5x5mm_0.5mm_thermal</text:p>
          </table:table-cell>
          <table:table-cell office:value-type="string" calcext:value-type="string">
            <text:p>https://ichaus.de/upload/pdf/HGP_datasheet_A2en.pdf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M2937xT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ti.com/lit/ds/symlink/lm2937.pdf</text:p>
          </table:table-cell>
          <table:table-cell office:value-type="string" calcext:value-type="string">
            <text:p>LM2937IMP-5.0/NOPB</text:p>
          </table:table-cell>
        </table:table-row>
      </table:table>
      <table:table table:name="ToF_illumination_icHaus_L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C10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Tantalum!!!</text:p>
          </table:table-cell>
          <table:table-cell/>
        </table:table-row>
        <table:table-row table:style-name="ro1">
          <table:table-cell office:value-type="string" calcext:value-type="string">
            <text:p>C1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 C3 C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4 C6 C7 C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D12 D11 D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lamp1201H</text:p>
          </table:table-cell>
          <table:table-cell office:value-type="string" calcext:value-type="string">
            <text:p>Diodes_SMD:D_SOD-523</text:p>
          </table:table-cell>
          <table:table-cell office:value-type="string" calcext:value-type="string">
            <text:p><text:a xlink:href="https://eu.mouser.com/ProductDetail/Semtech/UCLAMP1201HTCT?qs=%2Fha2pyFadujXaIpeORdVdco6Ta0CxiAKZ4oveaQOJWwoJozp1aMliA%3D%3D" xlink:type="simple">https://eu.mouser.com/ProductDetail/Semtech/UCLAMP1201HTCT?qs=%2Fha2pyFadujXaIpeORdVdco6Ta0CxiAKZ4oveaQOJWwoJozp1aMliA%3D%3D</text:a></text:p>
          </table:table-cell>
          <table:table-cell office:value-type="string" calcext:value-type="string">
            <text:p>UCLAMP1201H.TCT </text:p>
          </table:table-cell>
        </table:table-row>
        <table:table-row table:style-name="ro2">
          <table:table-cell office:value-type="string" calcext:value-type="string">
            <text:p>D8 D7 D9 D5 D4 D6 D2 D1 D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yFootprints:LuxeonIR2720_singlePad</text:p>
          </table:table-cell>
          <table:table-cell office:value-type="string" calcext:value-type="string">
            <text:p><text:a xlink:href="https://eu.mouser.com/ProductDetail/Lumileds/L1IG-0850000000000?qs=sGAEpiMZZMtjb30GAx%2FDT6JcgileSA1ZBH9Br2ZtWXMA3YnRDf4E1g%3D%3D" xlink:type="simple">https://eu.mouser.com/ProductDetail/Lumileds/L1IG-0850000000000?qs=sGAEpiMZZMtjb30GAx%2FDT6JcgileSA1ZBH9Br2ZtWXMA3YnRDf4E1g%3D%3D</text:a></text:p>
          </table:table-cell>
          <table:table-cell office:value-type="string" calcext:value-type="string">
            <text:p>L1IG-0850000000000 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onnectors:GS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MK1 MK2 MK3 MK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s:MountingHole_3.2mm_M3_ISO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1T34DCK</text:p>
          </table:table-cell>
          <table:table-cell office:value-type="string" calcext:value-type="string">
            <text:p>TO_SOT_Packages_SMD:SOT-353_SC-70-5</text:p>
          </table:table-cell>
          <table:table-cell office:value-type="string" calcext:value-type="string">
            <text:p>http://www.ti.com/lit/ds/symlink/sn74aup1t34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41-T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1.microchip.com/downloads/en/devicedoc/21653b.pdf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C-HGP</text:p>
          </table:table-cell>
          <table:table-cell office:value-type="string" calcext:value-type="string">
            <text:p>myFootprints:QFN_32_5x5mm_0.5mm_thermal</text:p>
          </table:table-cell>
          <table:table-cell office:value-type="string" calcext:value-type="string">
            <text:p>https://ichaus.de/upload/pdf/HGP_datasheet_A2en.pdf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37xT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ti.com/lit/ds/symlink/lm2937.pdf</text:p>
          </table:table-cell>
          <table:table-cell office:value-type="string" calcext:value-type="string">
            <text:p>LM2937IMP-5.0/NOP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8:40:35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0T18:52:38.851000000</dc:date>
    <meta:editing-duration>PT1H52M50S</meta:editing-duration>
    <meta:editing-cycles>19</meta:editing-cycles>
    <meta:generator>LibreOffice/6.1.1.2$Windows_X86_64 LibreOffice_project/5d19a1bfa650b796764388cd8b33a5af1f5baa1b</meta:generator>
    <meta:print-date>2019-09-10T18:44:23.441000000</meta:print-date>
    <meta:document-statistic meta:table-count="2" meta:cell-count="204" meta:object-count="0"/>
  </office:meta>
</office:document-meta>
</file>